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32c800"/>
    </style:style>
    <style:style style:name="ce4" style:family="table-cell" style:parent-style-name="Default">
      <style:table-cell-properties fo:background-color="#32c800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9" table:default-cell-style-name="ce2"/>
        <table:table-column table:style-name="co2" table:default-cell-style-name="ce12"/>
        <table:table-column table:style-name="co2" table:number-columns-repeated="6" table:default-cell-style-name="ce2"/>
        <table:table-column table:style-name="co2" table:number-columns-repeated="17" table:default-cell-style-name="Default"/>
        <table:table-row table:style-name="ro2">
          <table:table-cell office:value-type="float" office:value="23658">
            <text:p>23658</text:p>
          </table:table-cell>
          <table:table-cell table:number-columns-repeated="6"/>
          <table:table-cell table:style-name="ce2" table:number-columns-repeated="2"/>
          <table:table-cell table:number-columns-repeated="9"/>
          <table:table-cell table:style-name="ce2"/>
          <table:table-cell table:number-columns-repeated="6"/>
          <table:table-cell office:value-type="string">
            <text:p>https://www.nonograms.ru/nonograms/i/58889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Q</text:p>
          </table:table-cell>
          <table:table-cell table:number-columns-repeated="5"/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7"/>
          <table:table-cell table:style-name="ce2"/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/>
          <table:table-cell table:number-columns-repeated="4"/>
          <table:table-cell table:style-name="ce2"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23"/>
        </table:table-row>
        <table:table-row table:style-name="ro1">
          <table:table-cell table:number-columns-repeated="7"/>
          <table:table-cell table:style-name="ce2"/>
          <table:table-cell table:style-name="ce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style-name="ce1" office:value-type="float" office:value="26316">
            <text:p>26316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15"/>
          <table:table-cell table:number-columns-repeated="18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0" table:number-columns-repeated="2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7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9"/>
          <table:table-cell table:style-name="ce8" office:value-type="string">
            <text:p>x</text:p>
          </table:table-cell>
          <table:table-cell table:style-name="ce19"/>
          <table:table-cell table:number-columns-repeated="1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4" office:value-type="string">
            <text:p>x</text:p>
          </table:table-cell>
          <table:table-cell table:style-name="ce7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/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9"/>
          <table:table-cell table:number-columns-repeated="18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"/>
          <table:table-cell table:style-name="ce20" office:value-type="string">
            <text:p>x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6"/>
          <table:table-cell table:style-name="ce15"/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0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4" office:value-type="string">
            <text:p>x</text:p>
          </table:table-cell>
          <table:table-cell table:style-name="ce18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7"/>
          <table:table-cell table:style-name="ce19"/>
          <table:table-cell table:number-columns-repeated="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7"/>
          <table:table-cell table:style-name="ce11" table:number-columns-repeated="3"/>
          <table:table-cell table:style-name="ce14" office:value-type="string">
            <text:p>x</text:p>
          </table:table-cell>
          <table:table-cell table:style-name="ce11" table:number-columns-repeated="8"/>
          <table:table-cell table:style-name="ce14" office:value-type="string">
            <text:p>x</text:p>
          </table:table-cell>
          <table:table-cell table:style-name="ce11" table:number-columns-repeated="3"/>
          <table:table-cell table:number-columns-repeated="18"/>
        </table:table-row>
        <table:table-row table:style-name="ro2">
          <table:table-cell table:number-columns-repeated="7"/>
          <table:table-cell table:style-name="ce2" table:number-columns-repeated="2"/>
          <table:table-cell table:number-columns-repeated="9"/>
          <table:table-cell table:style-name="ce2"/>
          <table:table-cell table:number-columns-repeated="2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7">17.08.2022</text:date>, <text:time>22:51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7T22:51:01.84</dc:date>
    <dc:creator>Serg Kab</dc:creator>
    <meta:editing-duration>PT13H58M23S</meta:editing-duration>
    <meta:editing-cycles>58</meta:editing-cycles>
    <meta:generator>OpenOffice/4.1.6$Win32 OpenOffice.org_project/416m1$Build-9790</meta:generator>
    <meta:document-statistic meta:table-count="3" meta:cell-count="21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ChngCells
End Sub

Sub ChngCells
 Dim oDoc As Object, oSheet As Object, oCell As Object
 Dim sStr, Dobav
 
 oDoc=ThisComponent
 oSheet=oDoc.Sheets.getByName("Sheet1")
 oCell=oSheet.getCellByPosition(7,7) 'A1
 'ocell.CellBackColor  = RGB(50, 200, 0)
 sStr = ""
 'sStr = sStr &amp; "qqq"
 'print sStr 26316
 oCell=oSheet.getCellByPosition(0,4) '
 oCell.CellBackColor = 26316
 'print oCell.CellBackColor
 For vCol = 7 to 24
 	oCell=oSheet.getCellByPosition(vCol,9)
 	If  oCell.CellBackColor = 26316 Then
 	 Dobav = "X"
 	Else
 	 Dobav = "."
 	End If
 	sStr = sStr &amp; Dobav
 Next vCol
 print sStr
End Sub


Sub ChngColumns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

'	***************
Sub doDialog1

Dim Dlg As Object

DialogLibraries.LoadLibrary("Standard")
Dlg = CreateUnoDialog(DialogLibraries.Standard.Dialog1)
Dlg.Execute()
Dlg.dispos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0" dlg:top="28" dlg:width="172" dlg:height="144" dlg:closeable="true" dlg:moveable="true">
  <dlg:bulletinboard>
    <dlg:button dlg:id="CommandButton1" dlg:tab-index="0" dlg:left="25" dlg:top="18" dlg:width="38" dlg:height="8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